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Time: 61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67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73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5156" calcext:value-type="float">
            <text:p>91.5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79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86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93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99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109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128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138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253" calcext:value-type="float">
            <text:p>89.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144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151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159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0879" calcext:value-type="float">
            <text:p>96.0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165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174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186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3.8442" calcext:value-type="float">
            <text:p>73.84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192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198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206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7583" calcext:value-type="float">
            <text:p>97.7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14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3.5731" calcext:value-type="float">
            <text:p>83.5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20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0.72" calcext:value-type="float">
            <text:p>80.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41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47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5.8863" calcext:value-type="float">
            <text:p>75.8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55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4866" calcext:value-type="float">
            <text:p>99.4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61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67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76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9995" calcext:value-type="float">
            <text:p>77.9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82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94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0233" calcext:value-type="float">
            <text:p>88.0233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03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313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8594" calcext:value-type="float">
            <text:p>92.859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20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33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2.7349" calcext:value-type="float">
            <text:p>92.7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39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5903" calcext:value-type="float">
            <text:p>88.5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46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3.5412" calcext:value-type="float">
            <text:p>93.5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59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26:51.932060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33:33.48039169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16" meta:object-count="0"/>
  </office:meta>
</office:document-meta>
</file>